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563in"/>
    </style:style>
    <style:style style:name="Table1.B" style:family="table-column">
      <style:table-column-properties style:column-width="5.270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6146in"/>
    </style:style>
    <style:style style:name="Table2.B" style:family="table-column">
      <style:table-column-properties style:column-width="5.3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6146in"/>
    </style:style>
    <style:style style:name="Table5.B" style:family="table-column">
      <style:table-column-properties style:column-width="5.3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6146in"/>
    </style:style>
    <style:style style:name="Table3.B" style:family="table-column">
      <style:table-column-properties style:column-width="5.3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2361in" table:align="margins"/>
    </style:style>
    <style:style style:name="Table4.A" style:family="table-column">
      <style:table-column-properties style:column-width="2.6181in" style:rel-column-width="32767*"/>
    </style:style>
    <style:style style:name="Table4.B" style:family="table-column">
      <style:table-column-properties style:column-width="2.6181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officeooo:rsid="00125d5a" officeooo:paragraph-rsid="00125d5a"/>
    </style:style>
    <style:style style:name="P2" style:family="paragraph" style:parent-style-name="Standard">
      <style:paragraph-properties fo:text-align="end" style:justify-single-word="false"/>
      <style:text-properties style:font-name="Liberation Sans" fo:font-size="14pt" fo:font-weight="bold" officeooo:rsid="0014c95e" officeooo:paragraph-rsid="0014c95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Liberation Sans" fo:font-size="14pt" officeooo:rsid="0014c95e" officeooo:paragraph-rsid="0014c95e" style:font-size-asian="14pt" style:font-size-complex="14pt"/>
    </style:style>
    <style:style style:name="P4" style:family="paragraph" style:parent-style-name="Standard">
      <style:text-properties style:font-name="Liberation Sans" fo:font-size="10.5pt" officeooo:rsid="00125d5a" officeooo:paragraph-rsid="00125d5a" style:font-size-asian="10.5pt" style:font-size-complex="10.5pt"/>
    </style:style>
    <style:style style:name="P5" style:family="paragraph" style:parent-style-name="Standard">
      <style:text-properties style:font-name="Liberation Sans" fo:font-size="10.5pt" fo:font-weight="bold" officeooo:rsid="00125d5a" officeooo:paragraph-rsid="00125d5a" style:font-size-asian="10.5pt" style:font-weight-asian="bold" style:font-size-complex="10.5pt" style:font-weight-complex="bold"/>
    </style:style>
    <style:style style:name="P6" style:family="paragraph" style:parent-style-name="Text_20_body">
      <style:text-properties style:font-name="Liberation Sans" fo:font-size="10.5pt" style:font-size-asian="10.5pt" style:font-size-complex="10.5pt"/>
    </style:style>
    <style:style style:name="P7" style:family="paragraph" style:parent-style-name="Text_20_body">
      <style:text-properties style:font-name="Liberation Sans" fo:font-size="10.5pt" officeooo:rsid="0030396a" officeooo:paragraph-rsid="0030396a" style:font-size-asian="10.5pt" style:font-size-complex="10.5pt"/>
    </style:style>
    <style:style style:name="P8" style:family="paragraph" style:parent-style-name="Table_20_Contents">
      <style:text-properties style:font-name="Liberation Sans" fo:font-size="10.5pt" style:font-size-asian="10.5pt" style:font-size-complex="10.5pt"/>
    </style:style>
    <style:style style:name="P9" style:family="paragraph" style:parent-style-name="Table_20_Contents">
      <style:text-properties style:font-name="Liberation Sans" fo:font-size="10.5pt" officeooo:rsid="00125d5a" officeooo:paragraph-rsid="00125d5a" style:font-size-asian="10.5pt" style:font-size-complex="10.5pt"/>
    </style:style>
    <style:style style:name="P10" style:family="paragraph" style:parent-style-name="Table_20_Contents">
      <style:text-properties style:font-name="Liberation Sans" fo:font-size="10.5pt" officeooo:rsid="00154ea3" officeooo:paragraph-rsid="00154ea3" style:font-size-asian="10.5pt" style:font-size-complex="10.5pt"/>
    </style:style>
    <style:style style:name="P11" style:family="paragraph" style:parent-style-name="Table_20_Contents">
      <style:text-properties style:font-name="Liberation Sans" fo:font-size="10.5pt" officeooo:rsid="00289c42" officeooo:paragraph-rsid="00289c42" style:font-size-asian="10.5pt" style:font-size-complex="10.5pt"/>
    </style:style>
    <style:style style:name="P12" style:family="paragraph" style:parent-style-name="Table_20_Contents">
      <style:text-properties style:font-name="Liberation Sans" fo:font-size="10.5pt" fo:font-weight="bold" officeooo:rsid="00154ea3" officeooo:paragraph-rsid="00154ea3"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Liberation Sans" fo:font-size="10.5pt" fo:font-weight="bold" officeooo:rsid="00154ea3" officeooo:paragraph-rsid="00154ea3" style:font-size-asian="10.5pt" style:font-weight-asian="bold" style:font-size-complex="10.5pt" style:font-weight-complex="bold"/>
    </style:style>
    <style:style style:name="P14" style:family="paragraph" style:parent-style-name="Table_20_Contents">
      <style:text-properties style:font-name="Liberation Sans" fo:font-size="10.5pt" fo:font-weight="bold" officeooo:rsid="0017ba0f" officeooo:paragraph-rsid="0017ba0f" style:font-size-asian="10.5pt" style:font-weight-asian="bold" style:font-size-complex="10.5pt" style:font-weight-complex="bold"/>
    </style:style>
    <style:style style:name="P15" style:family="paragraph" style:parent-style-name="Table_20_Contents">
      <style:text-properties style:font-name="Liberation Sans" fo:font-size="10.5pt" fo:font-weight="bold" officeooo:rsid="0017ba0f" officeooo:paragraph-rsid="0023347c" style:font-size-asian="10.5pt" style:font-weight-asian="bold" style:font-size-complex="10.5pt" style:font-weight-complex="bold"/>
    </style:style>
    <style:style style:name="P16" style:family="paragraph" style:parent-style-name="Table_20_Contents">
      <style:text-properties style:font-name="Liberation Sans" fo:font-size="10.5pt" fo:font-weight="bold" officeooo:rsid="0017ba0f" officeooo:paragraph-rsid="002512d4" style:font-size-asian="10.5pt" style:font-weight-asian="bold" style:font-size-complex="10.5pt" style:font-weight-complex="bold"/>
    </style:style>
    <style:style style:name="P17" style:family="paragraph" style:parent-style-name="Table_20_Contents">
      <style:text-properties style:font-name="Liberation Sans" fo:font-size="10.5pt" fo:font-weight="bold" officeooo:rsid="0017ba0f" officeooo:paragraph-rsid="00277724" style:font-size-asian="10.5pt" style:font-weight-asian="bold" style:font-size-complex="10.5pt" style:font-weight-complex="bold"/>
    </style:style>
    <style:style style:name="P18" style:family="paragraph" style:parent-style-name="Table_20_Contents">
      <style:text-properties style:font-name="Liberation Sans" fo:font-size="10.5pt" fo:font-weight="bold" officeooo:rsid="0017ba0f" officeooo:paragraph-rsid="00289c42" style:font-size-asian="10.5pt" style:font-weight-asian="bold" style:font-size-complex="10.5pt" style:font-weight-complex="bold"/>
    </style:style>
    <style:style style:name="P19" style:family="paragraph" style:parent-style-name="Table_20_Contents">
      <style:text-properties style:font-name="Liberation Sans" fo:font-size="10.5pt" fo:font-weight="bold" officeooo:rsid="0017ea02" officeooo:paragraph-rsid="0017ea02" style:font-size-asian="10.5pt" style:font-weight-asian="bold" style:font-size-complex="10.5pt" style:font-weight-complex="bold"/>
    </style:style>
    <style:style style:name="P20" style:family="paragraph" style:parent-style-name="Table_20_Contents">
      <style:text-properties style:font-name="Liberation Sans" fo:font-size="10.5pt" fo:font-weight="bold" officeooo:rsid="0017ea02" officeooo:paragraph-rsid="0023347c" style:font-size-asian="10.5pt" style:font-weight-asian="bold" style:font-size-complex="10.5pt" style:font-weight-complex="bold"/>
    </style:style>
    <style:style style:name="P21" style:family="paragraph" style:parent-style-name="Table_20_Contents">
      <style:text-properties style:font-name="Liberation Sans" fo:font-size="10.5pt" fo:font-weight="bold" officeooo:rsid="0017ea02" officeooo:paragraph-rsid="002512d4" style:font-size-asian="10.5pt" style:font-weight-asian="bold" style:font-size-complex="10.5pt" style:font-weight-complex="bold"/>
    </style:style>
    <style:style style:name="P22" style:family="paragraph" style:parent-style-name="Table_20_Contents">
      <style:text-properties style:font-name="Liberation Sans" fo:font-size="10.5pt" fo:font-weight="bold" officeooo:rsid="0017ea02" officeooo:paragraph-rsid="00289c42" style:font-size-asian="10.5pt" style:font-weight-asian="bold" style:font-size-complex="10.5pt" style:font-weight-complex="bold"/>
    </style:style>
    <style:style style:name="P23" style:family="paragraph" style:parent-style-name="Table_20_Contents">
      <style:text-properties style:font-name="Liberation Sans" fo:font-size="10.5pt" fo:font-weight="bold" officeooo:rsid="00194644" officeooo:paragraph-rsid="00194644" style:font-size-asian="10.5pt" style:font-weight-asian="bold" style:font-size-complex="10.5pt" style:font-weight-complex="bold"/>
    </style:style>
    <style:style style:name="P24" style:family="paragraph" style:parent-style-name="Table_20_Contents">
      <style:text-properties style:font-name="Liberation Sans" fo:font-size="10.5pt" fo:font-weight="bold" officeooo:rsid="00194644" officeooo:paragraph-rsid="0023347c" style:font-size-asian="10.5pt" style:font-weight-asian="bold" style:font-size-complex="10.5pt" style:font-weight-complex="bold"/>
    </style:style>
    <style:style style:name="P25" style:family="paragraph" style:parent-style-name="Table_20_Contents">
      <style:text-properties style:font-name="Liberation Sans" fo:font-size="10.5pt" fo:font-weight="bold" officeooo:rsid="00194644" officeooo:paragraph-rsid="002512d4" style:font-size-asian="10.5pt" style:font-weight-asian="bold" style:font-size-complex="10.5pt" style:font-weight-complex="bold"/>
    </style:style>
    <style:style style:name="P26" style:family="paragraph" style:parent-style-name="Table_20_Contents">
      <style:text-properties style:font-name="Liberation Sans" fo:font-size="10.5pt" fo:font-weight="bold" officeooo:rsid="00194644" officeooo:paragraph-rsid="00289c42" style:font-size-asian="10.5pt" style:font-weight-asian="bold" style:font-size-complex="10.5pt" style:font-weight-complex="bold"/>
    </style:style>
    <style:style style:name="P27" style:family="paragraph" style:parent-style-name="Table_20_Contents">
      <style:text-properties style:font-name="Liberation Sans" fo:font-size="10.5pt" fo:font-weight="bold" officeooo:rsid="001b1161" officeooo:paragraph-rsid="001b1161" style:font-size-asian="10.5pt" style:font-weight-asian="bold" style:font-size-complex="10.5pt" style:font-weight-complex="bold"/>
    </style:style>
    <style:style style:name="P28" style:family="paragraph" style:parent-style-name="Table_20_Contents">
      <style:text-properties style:font-name="Liberation Sans" fo:font-size="10.5pt" fo:font-weight="bold" officeooo:rsid="001bbc01" officeooo:paragraph-rsid="001d2497" style:font-size-asian="10.5pt" style:font-weight-asian="bold" style:font-size-complex="10.5pt" style:font-weight-complex="bold"/>
    </style:style>
    <style:style style:name="P29" style:family="paragraph" style:parent-style-name="Table_20_Contents">
      <style:text-properties style:font-name="Liberation Sans" fo:font-size="10.5pt" fo:font-weight="bold" officeooo:rsid="001bbc01" officeooo:paragraph-rsid="002224f7" style:font-size-asian="10.5pt" style:font-weight-asian="bold" style:font-size-complex="10.5pt" style:font-weight-complex="bold"/>
    </style:style>
    <style:style style:name="P30" style:family="paragraph" style:parent-style-name="Table_20_Contents">
      <style:text-properties style:font-name="Liberation Sans" fo:font-size="10.5pt" fo:font-weight="bold" officeooo:rsid="001bbc01" officeooo:paragraph-rsid="0023347c" style:font-size-asian="10.5pt" style:font-weight-asian="bold" style:font-size-complex="10.5pt" style:font-weight-complex="bold"/>
    </style:style>
    <style:style style:name="P31" style:family="paragraph" style:parent-style-name="Table_20_Contents">
      <style:text-properties style:font-name="Liberation Sans" fo:font-size="10.5pt" fo:font-weight="bold" officeooo:rsid="001bbc01" officeooo:paragraph-rsid="002512d4" style:font-size-asian="10.5pt" style:font-weight-asian="bold" style:font-size-complex="10.5pt" style:font-weight-complex="bold"/>
    </style:style>
    <style:style style:name="P32" style:family="paragraph" style:parent-style-name="Table_20_Contents">
      <style:text-properties style:font-name="Liberation Sans" fo:font-size="10.5pt" fo:font-weight="bold" officeooo:rsid="001bbc01" officeooo:paragraph-rsid="00289c42" style:font-size-asian="10.5pt" style:font-weight-asian="bold" style:font-size-complex="10.5pt" style:font-weight-complex="bold"/>
    </style:style>
    <style:style style:name="P33" style:family="paragraph" style:parent-style-name="Table_20_Contents">
      <style:text-properties style:font-name="Liberation Sans" fo:font-size="10.5pt" fo:font-weight="bold" officeooo:rsid="001d2497" officeooo:paragraph-rsid="001d2497" style:font-size-asian="10.5pt" style:font-weight-asian="bold" style:font-size-complex="10.5pt" style:font-weight-complex="bold"/>
    </style:style>
    <style:style style:name="P34" style:family="paragraph" style:parent-style-name="Table_20_Contents">
      <style:text-properties style:font-name="Liberation Sans" fo:font-size="10.5pt" fo:font-weight="bold" officeooo:rsid="00206f26" officeooo:paragraph-rsid="00206f26" style:font-size-asian="10.5pt" style:font-weight-asian="bold" style:font-size-complex="10.5pt" style:font-weight-complex="bold"/>
    </style:style>
    <style:style style:name="P35" style:family="paragraph" style:parent-style-name="Table_20_Contents">
      <style:text-properties style:font-name="Liberation Sans" fo:font-size="10.5pt" fo:font-weight="bold" officeooo:rsid="002224f7" officeooo:paragraph-rsid="002224f7" style:font-size-asian="10.5pt" style:font-weight-asian="bold" style:font-size-complex="10.5pt" style:font-weight-complex="bold"/>
    </style:style>
    <style:style style:name="P36" style:family="paragraph" style:parent-style-name="Table_20_Contents">
      <style:text-properties style:font-name="Liberation Sans" fo:font-size="10.5pt" fo:font-weight="bold" officeooo:rsid="0023347c" officeooo:paragraph-rsid="0023347c" style:font-size-asian="10.5pt" style:font-weight-asian="bold" style:font-size-complex="10.5pt" style:font-weight-complex="bold"/>
    </style:style>
    <style:style style:name="P37" style:family="paragraph" style:parent-style-name="Table_20_Contents">
      <style:text-properties style:font-name="Liberation Sans" fo:font-size="10.5pt" fo:font-weight="bold" officeooo:rsid="002512d4" officeooo:paragraph-rsid="002512d4" style:font-size-asian="10.5pt" style:font-weight-asian="bold" style:font-size-complex="10.5pt" style:font-weight-complex="bold"/>
    </style:style>
    <style:style style:name="P38" style:family="paragraph" style:parent-style-name="Table_20_Contents">
      <style:text-properties style:font-name="Liberation Sans" fo:font-size="10.5pt" fo:font-weight="bold" officeooo:rsid="00277724" officeooo:paragraph-rsid="00277724" style:font-size-asian="10.5pt" style:font-weight-asian="bold" style:font-size-complex="10.5pt" style:font-weight-complex="bold"/>
    </style:style>
    <style:style style:name="P39" style:family="paragraph" style:parent-style-name="Table_20_Contents">
      <style:text-properties style:font-name="Liberation Sans" fo:font-size="10.5pt" fo:font-weight="bold" officeooo:rsid="002b44cb" officeooo:paragraph-rsid="002b44cb" style:font-size-asian="10.5pt" style:font-weight-asian="bold" style:font-size-complex="10.5pt" style:font-weight-complex="bold"/>
    </style:style>
    <style:style style:name="P40" style:family="paragraph" style:parent-style-name="Table_20_Contents">
      <style:paragraph-properties fo:text-align="center" style:justify-single-word="false"/>
      <style:text-properties style:font-name="Liberation Sans" fo:font-size="10.5pt" fo:font-weight="bold" officeooo:rsid="002b44cb" officeooo:paragraph-rsid="002b44cb" style:font-size-asian="10.5pt" style:font-weight-asian="bold" style:font-size-complex="10.5pt" style:font-weight-complex="bold"/>
    </style:style>
    <style:style style:name="P41" style:family="paragraph" style:parent-style-name="Table_20_Contents">
      <style:text-properties style:font-name="Liberation Sans" fo:font-size="10.5pt" fo:font-weight="bold" officeooo:rsid="00289c42" officeooo:paragraph-rsid="00289c42" style:font-size-asian="10.5pt" style:font-weight-asian="bold" style:font-size-complex="10.5pt" style:font-weight-complex="bold"/>
    </style:style>
    <style:style style:name="P42" style:family="paragraph" style:parent-style-name="Table_20_Contents">
      <style:text-properties style:font-name="Liberation Sans" fo:font-size="10.5pt" fo:font-weight="bold" officeooo:rsid="002a86dd" officeooo:paragraph-rsid="002a86dd" style:font-size-asian="10.5pt" style:font-weight-asian="bold" style:font-size-complex="10.5pt" style:font-weight-complex="bold"/>
    </style:style>
    <style:style style:name="P43" style:family="paragraph" style:parent-style-name="Table_20_Contents">
      <style:text-properties style:font-name="Liberation Sans" fo:font-size="10.5pt" fo:font-weight="normal" officeooo:rsid="00289c42" officeooo:paragraph-rsid="00289c42" style:font-size-asian="10.5pt" style:font-weight-asian="normal" style:font-size-complex="10.5pt" style:font-weight-complex="normal"/>
    </style:style>
    <style:style style:name="P44" style:family="paragraph" style:parent-style-name="Table_20_Contents">
      <style:text-properties style:font-name="Liberation Sans" fo:font-size="10.5pt" fo:font-weight="normal" officeooo:rsid="002b44cb" officeooo:paragraph-rsid="002b44cb" style:font-size-asian="10.5pt" style:font-weight-asian="normal" style:font-size-complex="10.5pt" style:font-weight-complex="normal"/>
    </style:style>
    <style:style style:name="P45" style:family="paragraph" style:parent-style-name="Table_20_Contents" style:list-style-name="L1">
      <style:paragraph-properties fo:text-align="start" style:justify-single-word="false"/>
      <style:text-properties style:font-name="Liberation Sans" fo:font-size="10.5pt" officeooo:rsid="00154ea3" officeooo:paragraph-rsid="00154ea3" style:font-size-asian="10.5pt" style:font-size-complex="10.5pt"/>
    </style:style>
    <style:style style:name="P46" style:family="paragraph" style:parent-style-name="Table_20_Contents" style:list-style-name="L2">
      <style:text-properties style:font-name="Liberation Sans" fo:font-size="10.5pt" officeooo:rsid="00154ea3" officeooo:paragraph-rsid="00154ea3" style:font-size-asian="10.5pt" style:font-size-complex="10.5pt"/>
    </style:style>
    <style:style style:name="P47" style:family="paragraph" style:parent-style-name="Table_20_Contents" style:list-style-name="L3">
      <style:text-properties style:font-name="Liberation Sans" fo:font-size="10.5pt" fo:font-weight="normal" officeooo:rsid="00154ea3" officeooo:paragraph-rsid="00154ea3" style:font-size-asian="10.5pt" style:font-weight-asian="normal" style:font-size-complex="10.5pt" style:font-weight-complex="normal"/>
    </style:style>
    <style:style style:name="P48" style:family="paragraph" style:parent-style-name="Table_20_Contents" style:list-style-name="L3">
      <style:text-properties style:font-name="Liberation Sans" fo:font-size="10.5pt" fo:font-weight="normal" officeooo:rsid="001685f0" officeooo:paragraph-rsid="001685f0" style:font-size-asian="10.5pt" style:font-weight-asian="normal" style:font-size-complex="10.5pt" style:font-weight-complex="normal"/>
    </style:style>
    <style:style style:name="P49" style:family="paragraph" style:parent-style-name="Table_20_Contents" style:list-style-name="L3">
      <style:text-properties style:font-name="Liberation Sans" fo:font-size="10.5pt" fo:font-weight="normal" officeooo:rsid="00171091" officeooo:paragraph-rsid="00171091" style:font-size-asian="10.5pt" style:font-weight-asian="normal" style:font-size-complex="10.5pt" style:font-weight-complex="normal"/>
    </style:style>
    <style:style style:name="P50" style:family="paragraph" style:parent-style-name="Table_20_Contents" style:list-style-name="L4">
      <style:text-properties style:font-name="Liberation Sans" fo:font-size="10.5pt" fo:font-weight="normal" officeooo:rsid="0017ba0f" officeooo:paragraph-rsid="0017ba0f" style:font-size-asian="10.5pt" style:font-weight-asian="normal" style:font-size-complex="10.5pt" style:font-weight-complex="normal"/>
    </style:style>
    <style:style style:name="P51" style:family="paragraph" style:parent-style-name="Table_20_Contents" style:list-style-name="L4">
      <style:text-properties style:font-name="Liberation Sans" fo:font-size="10.5pt" fo:font-weight="normal" officeooo:rsid="003603b6" officeooo:paragraph-rsid="003603b6" style:font-size-asian="10.5pt" style:font-weight-asian="normal" style:font-size-complex="10.5pt" style:font-weight-complex="normal"/>
    </style:style>
    <style:style style:name="P52" style:family="paragraph" style:parent-style-name="Table_20_Contents" style:list-style-name="L4">
      <style:text-properties style:font-name="Liberation Sans" fo:font-size="10.5pt" fo:font-weight="normal" officeooo:rsid="0017ea02" officeooo:paragraph-rsid="0017ea02" style:font-size-asian="10.5pt" style:font-weight-asian="normal" style:font-size-complex="10.5pt" style:font-weight-complex="normal"/>
    </style:style>
    <style:style style:name="P53" style:family="paragraph" style:parent-style-name="Table_20_Contents" style:list-style-name="L5">
      <style:text-properties style:font-name="Liberation Sans" fo:font-size="10.5pt" fo:font-weight="normal" officeooo:rsid="00194644" officeooo:paragraph-rsid="00194644" style:font-size-asian="10.5pt" style:font-weight-asian="normal" style:font-size-complex="10.5pt" style:font-weight-complex="normal"/>
    </style:style>
    <style:style style:name="P54" style:family="paragraph" style:parent-style-name="Table_20_Contents" style:list-style-name="L6">
      <style:text-properties style:font-name="Liberation Sans" fo:font-size="10.5pt" fo:font-weight="normal" officeooo:rsid="00194644" officeooo:paragraph-rsid="00194644" style:font-size-asian="10.5pt" style:font-weight-asian="normal" style:font-size-complex="10.5pt" style:font-weight-complex="normal"/>
    </style:style>
    <style:style style:name="P55" style:family="paragraph" style:parent-style-name="Table_20_Contents" style:list-style-name="L4">
      <style:text-properties style:font-name="Liberation Sans" fo:font-size="10.5pt" fo:font-weight="normal" officeooo:rsid="001bbc01" officeooo:paragraph-rsid="001bbc01" style:font-size-asian="10.5pt" style:font-weight-asian="normal" style:font-size-complex="10.5pt" style:font-weight-complex="normal"/>
    </style:style>
    <style:style style:name="P56" style:family="paragraph" style:parent-style-name="Table_20_Contents" style:list-style-name="L4">
      <style:text-properties style:font-name="Liberation Sans" fo:font-size="10.5pt" fo:font-weight="normal" officeooo:rsid="001bbc01" officeooo:paragraph-rsid="001d2497" style:font-size-asian="10.5pt" style:font-weight-asian="normal" style:font-size-complex="10.5pt" style:font-weight-complex="normal"/>
    </style:style>
    <style:style style:name="P57" style:family="paragraph" style:parent-style-name="Table_20_Contents" style:list-style-name="L5">
      <style:text-properties style:font-name="Liberation Sans" fo:font-size="10.5pt" fo:font-weight="normal" officeooo:rsid="001bbc01" officeooo:paragraph-rsid="001bbc01" style:font-size-asian="10.5pt" style:font-weight-asian="normal" style:font-size-complex="10.5pt" style:font-weight-complex="normal"/>
    </style:style>
    <style:style style:name="P58" style:family="paragraph" style:parent-style-name="Table_20_Contents" style:list-style-name="L4">
      <style:text-properties style:font-name="Liberation Sans" fo:font-size="10.5pt" fo:font-weight="normal" officeooo:rsid="0037e683" officeooo:paragraph-rsid="0037e683" style:font-size-asian="10.5pt" style:font-weight-asian="normal" style:font-size-complex="10.5pt" style:font-weight-complex="normal"/>
    </style:style>
    <style:style style:name="P59" style:family="paragraph" style:parent-style-name="Table_20_Contents" style:list-style-name="L4">
      <style:text-properties style:font-name="Liberation Sans" fo:font-size="10.5pt" fo:font-weight="normal" officeooo:rsid="0037d701" officeooo:paragraph-rsid="003d6232" style:font-size-asian="10.5pt" style:font-weight-asian="normal" style:font-size-complex="10.5pt" style:font-weight-complex="normal"/>
    </style:style>
    <style:style style:name="P60" style:family="paragraph" style:parent-style-name="Table_20_Contents" style:list-style-name="L4">
      <style:text-properties style:font-name="Liberation Sans" fo:font-size="10.5pt" fo:font-weight="normal" officeooo:rsid="003d6232" officeooo:paragraph-rsid="003d6232" style:font-size-asian="10.5pt" style:font-weight-asian="normal" style:font-size-complex="10.5pt" style:font-weight-complex="normal"/>
    </style:style>
    <style:style style:name="P61" style:family="paragraph" style:parent-style-name="Table_20_Contents" style:list-style-name="L7">
      <style:text-properties style:font-name="Liberation Sans" fo:font-size="10.5pt" fo:font-weight="normal" officeooo:rsid="001d2497" officeooo:paragraph-rsid="001d2497" style:font-size-asian="10.5pt" style:font-weight-asian="normal" style:font-size-complex="10.5pt" style:font-weight-complex="normal"/>
    </style:style>
    <style:style style:name="P62" style:family="paragraph" style:parent-style-name="Table_20_Contents" style:list-style-name="L6">
      <style:text-properties style:font-name="Liberation Sans" fo:font-size="10.5pt" fo:font-weight="normal" officeooo:rsid="001d2497" officeooo:paragraph-rsid="001d2497" style:font-size-asian="10.5pt" style:font-weight-asian="normal" style:font-size-complex="10.5pt" style:font-weight-complex="normal"/>
    </style:style>
    <style:style style:name="P63" style:family="paragraph" style:parent-style-name="Table_20_Contents" style:list-style-name="L4">
      <style:text-properties style:font-name="Liberation Sans" fo:font-size="10.5pt" fo:font-weight="normal" officeooo:rsid="001d2497" officeooo:paragraph-rsid="001d2497" style:font-size-asian="10.5pt" style:font-weight-asian="normal" style:font-size-complex="10.5pt" style:font-weight-complex="normal"/>
    </style:style>
    <style:style style:name="P64" style:family="paragraph" style:parent-style-name="Table_20_Contents" style:list-style-name="L4">
      <style:text-properties style:font-name="Liberation Sans" fo:font-size="10.5pt" fo:font-weight="normal" officeooo:rsid="001e739e" officeooo:paragraph-rsid="001e739e" style:font-size-asian="10.5pt" style:font-weight-asian="normal" style:font-size-complex="10.5pt" style:font-weight-complex="normal"/>
    </style:style>
    <style:style style:name="P65" style:family="paragraph" style:parent-style-name="Table_20_Contents" style:list-style-name="L8">
      <style:text-properties style:font-name="Liberation Sans" fo:font-size="10.5pt" fo:font-weight="normal" officeooo:rsid="001e739e" officeooo:paragraph-rsid="001e739e" style:font-size-asian="10.5pt" style:font-weight-asian="normal" style:font-size-complex="10.5pt" style:font-weight-complex="normal"/>
    </style:style>
    <style:style style:name="P66" style:family="paragraph" style:parent-style-name="Table_20_Contents" style:list-style-name="L7">
      <style:text-properties style:font-name="Liberation Sans" fo:font-size="10.5pt" fo:font-weight="normal" officeooo:rsid="001e739e" officeooo:paragraph-rsid="001e739e" style:font-size-asian="10.5pt" style:font-weight-asian="normal" style:font-size-complex="10.5pt" style:font-weight-complex="normal"/>
    </style:style>
    <style:style style:name="P67" style:family="paragraph" style:parent-style-name="Table_20_Contents" style:list-style-name="L9">
      <style:text-properties style:font-name="Liberation Sans" fo:font-size="10.5pt" fo:font-weight="normal" officeooo:rsid="001e739e" officeooo:paragraph-rsid="001e739e" style:font-size-asian="10.5pt" style:font-weight-asian="normal" style:font-size-complex="10.5pt" style:font-weight-complex="normal"/>
    </style:style>
    <style:style style:name="P68" style:family="paragraph" style:parent-style-name="Table_20_Contents" style:list-style-name="L4">
      <style:text-properties style:font-name="Liberation Sans" fo:font-size="10.5pt" fo:font-weight="normal" officeooo:rsid="00206f26" officeooo:paragraph-rsid="00206f26" style:font-size-asian="10.5pt" style:font-weight-asian="normal" style:font-size-complex="10.5pt" style:font-weight-complex="normal"/>
    </style:style>
    <style:style style:name="P69" style:family="paragraph" style:parent-style-name="Table_20_Contents" style:list-style-name="L8">
      <style:text-properties style:font-name="Liberation Sans" fo:font-size="10.5pt" fo:font-weight="normal" officeooo:rsid="00206f26" officeooo:paragraph-rsid="00206f26" style:font-size-asian="10.5pt" style:font-weight-asian="normal" style:font-size-complex="10.5pt" style:font-weight-complex="normal"/>
    </style:style>
    <style:style style:name="P70" style:family="paragraph" style:parent-style-name="Table_20_Contents" style:list-style-name="L7">
      <style:text-properties style:font-name="Liberation Sans" fo:font-size="10.5pt" fo:font-weight="normal" officeooo:rsid="00206f26" officeooo:paragraph-rsid="00206f26" style:font-size-asian="10.5pt" style:font-weight-asian="normal" style:font-size-complex="10.5pt" style:font-weight-complex="normal"/>
    </style:style>
    <style:style style:name="P71" style:family="paragraph" style:parent-style-name="Table_20_Contents" style:list-style-name="L10">
      <style:text-properties style:font-name="Liberation Sans" fo:font-size="10.5pt" fo:font-weight="normal" officeooo:rsid="00206f26" officeooo:paragraph-rsid="00206f26" style:font-size-asian="10.5pt" style:font-weight-asian="normal" style:font-size-complex="10.5pt" style:font-weight-complex="normal"/>
    </style:style>
    <style:style style:name="P72" style:family="paragraph" style:parent-style-name="Table_20_Contents" style:list-style-name="L8">
      <style:text-properties style:font-name="Liberation Sans" fo:font-size="10.5pt" fo:font-weight="normal" officeooo:rsid="002224f7" officeooo:paragraph-rsid="002224f7" style:font-size-asian="10.5pt" style:font-weight-asian="normal" style:font-size-complex="10.5pt" style:font-weight-complex="normal"/>
    </style:style>
    <style:style style:name="P73" style:family="paragraph" style:parent-style-name="Table_20_Contents" style:list-style-name="L7">
      <style:text-properties style:font-name="Liberation Sans" fo:font-size="10.5pt" fo:font-weight="normal" officeooo:rsid="002224f7" officeooo:paragraph-rsid="002224f7" style:font-size-asian="10.5pt" style:font-weight-asian="normal" style:font-size-complex="10.5pt" style:font-weight-complex="normal"/>
    </style:style>
    <style:style style:name="P74" style:family="paragraph" style:parent-style-name="Table_20_Contents" style:list-style-name="L11">
      <style:text-properties style:font-name="Liberation Sans" fo:font-size="10.5pt" fo:font-weight="normal" officeooo:rsid="002224f7" officeooo:paragraph-rsid="002224f7" style:font-size-asian="10.5pt" style:font-weight-asian="normal" style:font-size-complex="10.5pt" style:font-weight-complex="normal"/>
    </style:style>
    <style:style style:name="P75" style:family="paragraph" style:parent-style-name="Table_20_Contents" style:list-style-name="L4">
      <style:text-properties style:font-name="Liberation Sans" fo:font-size="10.5pt" fo:font-weight="normal" officeooo:rsid="002224f7" officeooo:paragraph-rsid="002224f7" style:font-size-asian="10.5pt" style:font-weight-asian="normal" style:font-size-complex="10.5pt" style:font-weight-complex="normal"/>
    </style:style>
    <style:style style:name="P76" style:family="paragraph" style:parent-style-name="Table_20_Contents" style:list-style-name="L12">
      <style:text-properties style:font-name="Liberation Sans" fo:font-size="10.5pt" fo:font-weight="normal" officeooo:rsid="002224f7" officeooo:paragraph-rsid="002224f7" style:font-size-asian="10.5pt" style:font-weight-asian="normal" style:font-size-complex="10.5pt" style:font-weight-complex="normal"/>
    </style:style>
    <style:style style:name="P77" style:family="paragraph" style:parent-style-name="Table_20_Contents" style:list-style-name="L4">
      <style:text-properties style:font-name="Liberation Sans" fo:font-size="10.5pt" fo:font-weight="normal" officeooo:rsid="002512d4" officeooo:paragraph-rsid="002512d4" style:font-size-asian="10.5pt" style:font-weight-asian="normal" style:font-size-complex="10.5pt" style:font-weight-complex="normal"/>
    </style:style>
    <style:style style:name="P78" style:family="paragraph" style:parent-style-name="Table_20_Contents" style:list-style-name="L13">
      <style:text-properties style:font-name="Liberation Sans" fo:font-size="10.5pt" fo:font-weight="normal" officeooo:rsid="002512d4" officeooo:paragraph-rsid="002512d4" style:font-size-asian="10.5pt" style:font-weight-asian="normal" style:font-size-complex="10.5pt" style:font-weight-complex="normal"/>
    </style:style>
    <style:style style:name="P79" style:family="paragraph" style:parent-style-name="Table_20_Contents" style:list-style-name="L14">
      <style:text-properties style:font-name="Liberation Sans" fo:font-size="10.5pt" fo:font-weight="normal" officeooo:rsid="002512d4" officeooo:paragraph-rsid="002512d4" style:font-size-asian="10.5pt" style:font-weight-asian="normal" style:font-size-complex="10.5pt" style:font-weight-complex="normal"/>
    </style:style>
    <style:style style:name="P80" style:family="paragraph" style:parent-style-name="Table_20_Contents" style:list-style-name="L15">
      <style:text-properties style:font-name="Liberation Sans" fo:font-size="10.5pt" fo:font-weight="normal" officeooo:rsid="002512d4" officeooo:paragraph-rsid="002512d4" style:font-size-asian="10.5pt" style:font-weight-asian="normal" style:font-size-complex="10.5pt" style:font-weight-complex="normal"/>
    </style:style>
    <style:style style:name="P81" style:family="paragraph" style:parent-style-name="Table_20_Contents" style:list-style-name="L4">
      <style:text-properties style:font-name="Liberation Sans" fo:font-size="10.5pt" fo:font-weight="normal" officeooo:rsid="0026b1ea" officeooo:paragraph-rsid="0026b1ea" style:font-size-asian="10.5pt" style:font-weight-asian="normal" style:font-size-complex="10.5pt" style:font-weight-complex="normal"/>
    </style:style>
    <style:style style:name="P82" style:family="paragraph" style:parent-style-name="Table_20_Contents" style:list-style-name="L16">
      <style:text-properties style:font-name="Liberation Sans" fo:font-size="10.5pt" fo:font-weight="normal" officeooo:rsid="0026b1ea" officeooo:paragraph-rsid="0026b1ea" style:font-size-asian="10.5pt" style:font-weight-asian="normal" style:font-size-complex="10.5pt" style:font-weight-complex="normal"/>
    </style:style>
    <style:style style:name="P83" style:family="paragraph" style:parent-style-name="Table_20_Contents" style:list-style-name="L17">
      <style:text-properties style:font-name="Liberation Sans" fo:font-size="10.5pt" fo:font-weight="normal" officeooo:rsid="0026b1ea" officeooo:paragraph-rsid="0026b1ea" style:font-size-asian="10.5pt" style:font-weight-asian="normal" style:font-size-complex="10.5pt" style:font-weight-complex="normal"/>
    </style:style>
    <style:style style:name="P84" style:family="paragraph" style:parent-style-name="Table_20_Contents" style:list-style-name="L18">
      <style:text-properties style:font-name="Liberation Sans" fo:font-size="10.5pt" fo:font-weight="normal" officeooo:rsid="0026b1ea" officeooo:paragraph-rsid="0026b1ea" style:font-size-asian="10.5pt" style:font-weight-asian="normal" style:font-size-complex="10.5pt" style:font-weight-complex="normal"/>
    </style:style>
    <style:style style:name="P85" style:family="paragraph" style:parent-style-name="Table_20_Contents" style:list-style-name="L20">
      <style:text-properties style:font-name="Liberation Sans" fo:font-size="10.5pt" fo:font-weight="normal" officeooo:rsid="0026b1ea" officeooo:paragraph-rsid="00277724" style:font-size-asian="10.5pt" style:font-weight-asian="normal" style:font-size-complex="10.5pt" style:font-weight-complex="normal"/>
    </style:style>
    <style:style style:name="P86" style:family="paragraph" style:parent-style-name="Table_20_Contents" style:list-style-name="L4">
      <style:text-properties style:font-name="Liberation Sans" fo:font-size="10.5pt" fo:font-weight="normal" officeooo:rsid="00277724" officeooo:paragraph-rsid="00277724" style:font-size-asian="10.5pt" style:font-weight-asian="normal" style:font-size-complex="10.5pt" style:font-weight-complex="normal"/>
    </style:style>
    <style:style style:name="P87" style:family="paragraph" style:parent-style-name="Table_20_Contents" style:list-style-name="L19">
      <style:text-properties style:font-name="Liberation Sans" fo:font-size="10.5pt" fo:font-weight="normal" officeooo:rsid="00277724" officeooo:paragraph-rsid="00277724" style:font-size-asian="10.5pt" style:font-weight-asian="normal" style:font-size-complex="10.5pt" style:font-weight-complex="normal"/>
    </style:style>
    <style:style style:name="P88" style:family="paragraph" style:parent-style-name="Table_20_Contents" style:list-style-name="L19">
      <style:text-properties style:font-name="Liberation Sans" fo:font-size="10.5pt" fo:font-weight="normal" officeooo:rsid="00277724" officeooo:paragraph-rsid="00289c42" style:font-size-asian="10.5pt" style:font-weight-asian="normal" style:font-size-complex="10.5pt" style:font-weight-complex="normal"/>
    </style:style>
    <style:style style:name="P89" style:family="paragraph" style:parent-style-name="Table_20_Contents" style:list-style-name="L20">
      <style:text-properties style:font-name="Liberation Sans" fo:font-size="10.5pt" fo:font-weight="normal" officeooo:rsid="00277724" officeooo:paragraph-rsid="00277724" style:font-size-asian="10.5pt" style:font-weight-asian="normal" style:font-size-complex="10.5pt" style:font-weight-complex="normal"/>
    </style:style>
    <style:style style:name="P90" style:family="paragraph" style:parent-style-name="Table_20_Contents" style:list-style-name="L21">
      <style:text-properties style:font-name="Liberation Sans" fo:font-size="10.5pt" fo:font-weight="normal" officeooo:rsid="00277724" officeooo:paragraph-rsid="00277724" style:font-size-asian="10.5pt" style:font-weight-asian="normal" style:font-size-complex="10.5pt" style:font-weight-complex="normal"/>
    </style:style>
    <style:style style:name="P91" style:family="paragraph" style:parent-style-name="Table_20_Contents" style:list-style-name="L22">
      <style:text-properties style:font-name="Liberation Sans" fo:font-size="10.5pt" fo:font-weight="normal" officeooo:rsid="00289c42" officeooo:paragraph-rsid="00289c42" style:font-size-asian="10.5pt" style:font-weight-asian="normal" style:font-size-complex="10.5pt" style:font-weight-complex="normal"/>
    </style:style>
    <style:style style:name="P92" style:family="paragraph" style:parent-style-name="Table_20_Contents" style:list-style-name="L4">
      <style:text-properties style:font-name="Liberation Sans" fo:font-size="10.5pt" fo:font-weight="normal" officeooo:rsid="00289c42" officeooo:paragraph-rsid="00289c42" style:font-size-asian="10.5pt" style:font-weight-asian="normal" style:font-size-complex="10.5pt" style:font-weight-complex="normal"/>
    </style:style>
    <style:style style:name="P93" style:family="paragraph" style:parent-style-name="Table_20_Contents" style:list-style-name="L20">
      <style:text-properties style:font-name="Liberation Sans" fo:font-size="10.5pt" fo:font-weight="normal" officeooo:rsid="00289c42" officeooo:paragraph-rsid="00289c42" style:font-size-asian="10.5pt" style:font-weight-asian="normal" style:font-size-complex="10.5pt" style:font-weight-complex="normal"/>
    </style:style>
    <style:style style:name="P94" style:family="paragraph" style:parent-style-name="Table_20_Contents" style:list-style-name="L23">
      <style:text-properties style:font-name="Liberation Sans" fo:font-size="10.5pt" fo:font-weight="normal" officeooo:rsid="00289c42" officeooo:paragraph-rsid="00289c42" style:font-size-asian="10.5pt" style:font-weight-asian="normal" style:font-size-complex="10.5pt" style:font-weight-complex="normal"/>
    </style:style>
    <style:style style:name="P95" style:family="paragraph" style:parent-style-name="Table_20_Contents" style:list-style-name="L24">
      <style:text-properties style:font-name="Liberation Sans" fo:font-size="10.5pt" fo:font-weight="normal" officeooo:rsid="00289c42" officeooo:paragraph-rsid="00289c42" style:font-size-asian="10.5pt" style:font-weight-asian="normal" style:font-size-complex="10.5pt" style:font-weight-complex="normal"/>
    </style:style>
    <style:style style:name="T1" style:family="text">
      <style:text-properties officeooo:rsid="00344bfe"/>
    </style:style>
    <style:style style:name="T2" style:family="text">
      <style:text-properties officeooo:rsid="00171091"/>
    </style:style>
    <style:style style:name="T3" style:family="text">
      <style:text-properties fo:font-weight="normal" style:font-weight-asian="normal" style:font-weight-complex="normal"/>
    </style:style>
    <style:style style:name="T4" style:family="text">
      <style:text-properties fo:font-weight="normal" officeooo:rsid="001bbc01" style:font-weight-asian="normal" style:font-weight-complex="normal"/>
    </style:style>
    <style:style style:name="T5" style:family="text">
      <style:text-properties fo:font-weight="normal" officeooo:rsid="001d2497" style:font-weight-asian="normal" style:font-weight-complex="normal"/>
    </style:style>
    <style:style style:name="T6" style:family="text">
      <style:text-properties fo:font-weight="normal" officeooo:rsid="001e739e" style:font-weight-asian="normal" style:font-weight-complex="normal"/>
    </style:style>
    <style:style style:name="T7" style:family="text">
      <style:text-properties fo:font-weight="normal" officeooo:rsid="00206f26" style:font-weight-asian="normal" style:font-weight-complex="normal"/>
    </style:style>
    <style:style style:name="T8" style:family="text">
      <style:text-properties fo:font-weight="normal" officeooo:rsid="002224f7" style:font-weight-asian="normal" style:font-weight-complex="normal"/>
    </style:style>
    <style:style style:name="T9" style:family="text">
      <style:text-properties fo:font-weight="normal" officeooo:rsid="0023347c" style:font-weight-asian="normal" style:font-weight-complex="normal"/>
    </style:style>
    <style:style style:name="T10" style:family="text">
      <style:text-properties fo:font-weight="normal" officeooo:rsid="002512d4" style:font-weight-asian="normal" style:font-weight-complex="normal"/>
    </style:style>
    <style:style style:name="T11" style:family="text">
      <style:text-properties fo:font-weight="normal" officeooo:rsid="0026b1ea" style:font-weight-asian="normal" style:font-weight-complex="normal"/>
    </style:style>
    <style:style style:name="T12" style:family="text">
      <style:text-properties fo:font-weight="normal" officeooo:rsid="00277724" style:font-weight-asian="normal" style:font-weight-complex="normal"/>
    </style:style>
    <style:style style:name="T13" style:family="text">
      <style:text-properties fo:font-weight="normal" officeooo:rsid="00289c42" style:font-weight-asian="normal" style:font-weight-complex="normal"/>
    </style:style>
    <style:style style:name="T14" style:family="text">
      <style:text-properties officeooo:rsid="001d2497"/>
    </style:style>
    <style:style style:name="T15" style:family="text">
      <style:text-properties officeooo:rsid="001e739e"/>
    </style:style>
    <style:style style:name="T16" style:family="text">
      <style:text-properties officeooo:rsid="002224f7"/>
    </style:style>
    <style:style style:name="T17" style:family="text">
      <style:text-properties officeooo:rsid="002512d4"/>
    </style:style>
    <style:style style:name="T18" style:family="text">
      <style:text-properties officeooo:rsid="0026b1ea"/>
    </style:style>
    <style:style style:name="T19" style:family="text">
      <style:text-properties officeooo:rsid="00289c42"/>
    </style:style>
    <style:style style:name="T20" style:family="text">
      <style:text-properties officeooo:rsid="002b44cb"/>
    </style:style>
    <style:style style:name="T21" style:family="text">
      <style:text-properties officeooo:rsid="0032f60a"/>
    </style:style>
    <style:style style:name="T22" style:family="text">
      <style:text-properties officeooo:rsid="00350b15"/>
    </style:style>
    <style:style style:name="T23" style:family="text">
      <style:text-properties officeooo:rsid="003d6232"/>
    </style:style>
    <style:style style:name="T24" style:family="text">
      <style:text-properties officeooo:rsid="003e68e9"/>
    </style:style>
    <style:style style:name="T25" style:family="text">
      <style:text-properties officeooo:rsid="003f14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Outline</text:p>
      <text:p text:style-name="P3">Game Development &amp; Design</text:p>
      <text:p text:style-name="P4"/>
      <table:table table:name="Table1" table:style-name="Table1">
        <table:table-column table:style-name="Table1.A"/>
        <table:table-column table:style-name="Table1.B"/>
        <table:table-row>
          <table:table-cell table:style-name="Table1.A1" office:value-type="string">
            <text:p text:style-name="P5">Course Title: </text:p>
          </table:table-cell>
          <table:table-cell table:style-name="Table1.B1" office:value-type="string">
            <text:p text:style-name="P4">Level Design II</text:p>
          </table:table-cell>
        </table:table-row>
        <table:table-row>
          <table:table-cell table:style-name="Table1.A2" office:value-type="string">
            <text:p text:style-name="P5">Course Number: </text:p>
          </table:table-cell>
          <table:table-cell table:style-name="Table1.B2" office:value-type="string">
            <text:p text:style-name="P4">GA502</text:p>
          </table:table-cell>
        </table:table-row>
        <table:table-row>
          <table:table-cell table:style-name="Table1.A2" office:value-type="string">
            <text:p text:style-name="P5">Course Description:</text:p>
          </table:table-cell>
          <table:table-cell table:style-name="Table1.B2" office:value-type="string">
            <text:p text:style-name="P9">This Course will build upon the fundamental concepts learned from Level Design I and explore new theories of video game design. Level Design II will explore and break down level designs from leading game titles in the industry. Students will learn efficient content creation techniques, visual scripting workflow and will gain practical experience using two leading game engines: Unreal Engine 4 and Unity 3d. Topical coverage includes common industry techniques to plan and produce efficient game environments, technical considerations of building levels, memory management and optimization. This course will build on team-oriented skills in a manner through a series of exercises and assignments during and after classes. </text:p>
          </table:table-cell>
        </table:table-row>
        <table:table-row>
          <table:table-cell table:style-name="Table1.A2" office:value-type="string">
            <text:p text:style-name="P12">Course Prerequisites:</text:p>
          </table:table-cell>
          <table:table-cell table:style-name="Table1.B2" office:value-type="string">
            <text:p text:style-name="P10">Game Conceptualization, Photoshop I, Level Design I</text:p>
          </table:table-cell>
        </table:table-row>
        <table:table-row>
          <table:table-cell table:style-name="Table1.A2" office:value-type="string">
            <text:p text:style-name="P12">Recommended Textbooks:</text:p>
          </table:table-cell>
          <table:table-cell table:style-name="Table1.B2" office:value-type="string">
            <text:p text:style-name="P10">https://docs.unrealengine.com/latest/INT/</text:p>
          </table:table-cell>
        </table:table-row>
        <table:table-row>
          <table:table-cell table:style-name="Table1.A2" office:value-type="string">
            <text:p text:style-name="P12">Course Duration:</text:p>
          </table:table-cell>
          <table:table-cell table:style-name="Table1.B2" office:value-type="string">
            <text:list xml:id="list2894120853496331817" text:style-name="L1">
              <text:list-item>
                <text:p text:style-name="P45">48 total in-school hours equalling 4 hours per week for 12 weeks.</text:p>
              </text:list-item>
              <text:list-item>
                <text:p text:style-name="P45">Each week the 4 in-class instruction hours will consist of 2 horus lecture/demonstration instructor led activities and 2 hours supervised lab time.</text:p>
              </text:list-item>
            </text:list>
            <text:p text:style-name="P13">A minimum of 4 hours of homework per week is expected during this course.</text:p>
          </table:table-cell>
        </table:table-row>
        <table:table-row>
          <table:table-cell table:style-name="Table1.A2" office:value-type="string">
            <text:p text:style-name="P12">Instruction Delivery:</text:p>
          </table:table-cell>
          <table:table-cell table:style-name="Table1.B2" office:value-type="string">
            <text:list xml:id="list8563956063901699448" text:style-name="L2">
              <text:list-item>
                <text:p text:style-name="P46">In-class lecture and demonstration.</text:p>
              </text:list-item>
              <text:list-item>
                <text:p text:style-name="P46">Directed exercises and activities.</text:p>
              </text:list-item>
              <text:list-item>
                <text:p text:style-name="P46">Visual presentations.</text:p>
              </text:list-item>
              <text:list-item>
                <text:p text:style-name="P46">Practical exercises.</text:p>
              </text:list-item>
            </text:list>
          </table:table-cell>
        </table:table-row>
        <table:table-row>
          <table:table-cell table:style-name="Table1.A2" office:value-type="string">
            <text:p text:style-name="P12">Course Objectives:</text:p>
          </table:table-cell>
          <table:table-cell table:style-name="Table1.B2" office:value-type="string">
            <text:p text:style-name="P12">Upon successful completion of this course students will:</text:p>
            <text:list xml:id="list2547175359003290668" text:style-name="L3">
              <text:list-item>
                <text:p text:style-name="P47">Be able to identify the design strengths and weaknesses of a game level.</text:p>
              </text:list-item>
              <text:list-item>
                <text:p text:style-name="P48">Be able to apply <text:span text:style-name="T22">advanced </text:span>Unreal Blueprints <text:span text:style-name="T2">in the development of a level.</text:span></text:p>
              </text:list-item>
              <text:list-item>
                <text:p text:style-name="P49">Be able to create complex Unreal material node networks.</text:p>
              </text:list-item>
              <text:list-item>
                <text:p text:style-name="P49">Be able to apply the Unity game engine in the development of a level.</text:p>
              </text:list-item>
              <text:list-item>
                <text:p text:style-name="P49">Develop game design specific scripting skills.</text:p>
              </text:list-item>
              <text:list-item>
                <text:p text:style-name="P49">Achieve production quality game environment lighting.</text:p>
              </text:list-item>
              <text:list-item>
                <text:p text:style-name="P49"><text:span text:style-name="T14">Engage</text:span> cooperatively in a team environment in creating an engaging level.</text:p>
              </text:list-item>
              <text:list-item>
                <text:p text:style-name="P49">Design and produce a portfolio quality level using industry standard techniques. </text:p>
              </text:list-item>
            </text:list>
          </table:table-cell>
        </table:table-row>
      </table:table>
      <text:p text:style-name="P4"/>
      <text:p text:style-name="P4"/>
      <text:p text:style-name="P4"/>
      <text:p text:style-name="P4"/>
      <text:p text:style-name="P4"/>
      <text:p text:style-name="P4"/>
      <table:table table:name="Table2" table:style-name="Table2">
        <table:table-column table:style-name="Table2.A"/>
        <table:table-column table:style-name="Table2.B"/>
        <text:soft-page-break/>
        <table:table-row>
          <table:table-cell table:style-name="Table2.A1" office:value-type="string">
            <text:p text:style-name="P14">Course Breakdown</text:p>
          </table:table-cell>
          <table:table-cell table:style-name="Table2.B1" office:value-type="string">
            <text:p text:style-name="P14">Topical coverage and learning activities</text:p>
          </table:table-cell>
        </table:table-row>
        <table:table-row>
          <table:table-cell table:style-name="Table2.A2" office:value-type="string">
            <text:p text:style-name="P14">Session 1</text:p>
          </table:table-cell>
          <table:table-cell table:style-name="Table2.B2" office:value-type="string">
            <text:p text:style-name="P14">Lecture/Lab: <text:span text:style-name="T3">Introduction to Level Design II – Level Design Theory.</text:span></text:p>
            <text:list xml:id="list3154253546206329203" text:style-name="L4">
              <text:list-item>
                <text:p text:style-name="P50">Introduction to Level Design II course.</text:p>
              </text:list-item>
              <text:list-item>
                <text:p text:style-name="P50">Expectations and information about grading.</text:p>
              </text:list-item>
              <text:list-item>
                <text:p text:style-name="P51">Introduction to Unreal development resources. </text:p>
              </text:list-item>
              <text:list-item>
                <text:p text:style-name="P52">Level Design theory: Pacing, setting exploration and presentation.</text:p>
              </text:list-item>
            </text:list>
            <text:p text:style-name="P19">Activities:</text:p>
            <text:list xml:id="list2581934472266429528" text:style-name="L5">
              <text:list-item>
                <text:p text:style-name="P53">3D interactive room warmup exercise.</text:p>
              </text:list-item>
              <text:list-item>
                <text:p text:style-name="P53">Peer showcase of their 3D rooms.</text:p>
              </text:list-item>
            </text:list>
            <text:p text:style-name="P23">Homework:</text:p>
            <text:list xml:id="list8460843108634550363" text:style-name="L6">
              <text:list-item>
                <text:p text:style-name="P54">Level Design analysis of a title of your choice.</text:p>
              </text:list-item>
            </text:list>
            <text:p text:style-name="P23">Assignment 1: <text:span text:style-name="T3">(Level Analysis) Identify and report on common game design traits by analyzing a video game title.</text:span></text:p>
            <text:p text:style-name="P23">Due:<text:span text:style-name="T3"> Session 2</text:span></text:p>
          </table:table-cell>
        </table:table-row>
        <table:table-row>
          <table:table-cell table:style-name="Table2.A2" office:value-type="string">
            <text:p text:style-name="P27">Session 2</text:p>
          </table:table-cell>
          <table:table-cell table:style-name="Table2.B2" office:value-type="string">
            <text:p text:style-name="P14">Lecture/Lab: <text:span text:style-name="T4">UE4 Blueprints and scripting.</text:span></text:p>
            <text:list xml:id="list114533813979082" text:continue-list="list3154253546206329203" text:style-name="L4">
              <text:list-item>
                <text:p text:style-name="P55">Introduction to Unreal Engine 4 Blueprints and level scripting.</text:p>
              </text:list-item>
              <text:list-item>
                <text:p text:style-name="P58">Construction scripts <text:span text:style-name="T23">and prefabs</text:span></text:p>
              </text:list-item>
              <text:list-item>
                <text:p text:style-name="P59">Blueprint communications and interfaces</text:p>
              </text:list-item>
              <text:list-item>
                <text:p text:style-name="P60">Client server replication and networking.</text:p>
              </text:list-item>
              <text:list-item>
                <text:p text:style-name="P60">Debugging and performance <text:span text:style-name="T24">optimization.</text:span> </text:p>
              </text:list-item>
            </text:list>
            <text:p text:style-name="P19">Activities:</text:p>
            <text:list xml:id="list114533325566278" text:continue-list="list2581934472266429528" text:style-name="L5">
              <text:list-item>
                <text:p text:style-name="P57">Students are instructed to create a room using a simple gameplay mechanic.</text:p>
              </text:list-item>
              <text:list-item>
                <text:p text:style-name="P57">UE4 Blueprint lesson will demonstrate how to create an advanced visual scripting network. </text:p>
              </text:list-item>
            </text:list>
            <text:p text:style-name="P28">Assignment &amp; Review:</text:p>
            <text:list xml:id="list2804785989809990496" text:style-name="L7">
              <text:list-item>
                <text:p text:style-name="P61">Review assignment from previous week.</text:p>
              </text:list-item>
            </text:list>
            <text:p text:style-name="P23">Homework:</text:p>
            <text:list xml:id="list114532239592629" text:continue-list="list8460843108634550363" text:style-name="L6">
              <text:list-item>
                <text:p text:style-name="P62">Students are required to complete the in class scripting assignment.</text:p>
              </text:list-item>
            </text:list>
            <text:p text:style-name="P23">Assignment <text:span text:style-name="T14">2</text:span>: <text:span text:style-name="T5">(UE4 Blueprints) Create an advance visual scripting network with player interaction.</text:span> </text:p>
            <text:p text:style-name="P23">Due: <text:span text:style-name="T5">Session 3</text:span></text:p>
          </table:table-cell>
        </table:table-row>
        <table:table-row>
          <table:table-cell table:style-name="Table2.A2" office:value-type="string">
            <text:p text:style-name="P33">Session 3</text:p>
          </table:table-cell>
          <table:table-cell table:style-name="Table2.B2" office:value-type="string">
            <text:p text:style-name="P14">Lecture/Lab: <text:span text:style-name="T5">Teamwork and the Development Cycle</text:span></text:p>
            <text:list xml:id="list114533655236185" text:continue-list="list114533813979082" text:style-name="L4">
              <text:list-item>
                <text:p text:style-name="P56">The stages of the development cycle. Breakdown of common production cycle from pre-production to post-release.</text:p>
              </text:list-item>
              <text:list-item>
                <text:p text:style-name="P63">Level <text:span text:style-name="T15">d</text:span>esign workflow.</text:p>
              </text:list-item>
              <text:list-item>
                <text:p text:style-name="P64">Brainstorming effective level design concepts.</text:p>
              </text:list-item>
              <text:list-item>
                <text:p text:style-name="P64">Creating a comprehensive level design document.</text:p>
              </text:list-item>
            </text:list>
            <text:p text:style-name="P19">Activities:</text:p>
            <text:list xml:id="list4248608671367516000" text:style-name="L8">
              <text:list-item>
                <text:p text:style-name="P65">Group project brainstorm session. Students will use the ideas to start a 2d plan for their project.</text:p>
              </text:list-item>
              <text:list-item>
                <text:p text:style-name="P65">Students will need to bring ideas together for a game idea proposal.</text:p>
              </text:list-item>
            </text:list>
            <text:p text:style-name="P28">Assignment &amp; Review:</text:p>
            <text:list xml:id="list114531930090006" text:continue-list="list2804785989809990496" text:style-name="L7">
              <text:list-item>
                <text:p text:style-name="P66">Students start planning a 1-2 page plan for their group project. This will include a 2d map and descriptions outlining key features. </text:p>
              </text:list-item>
            </text:list>
            <text:p text:style-name="P23">Homework:</text:p>
            <text:list xml:id="list6478386228585365455" text:style-name="L9">
              <text:list-item>
                <text:p text:style-name="P67">Game level concept preparation.</text:p>
              </text:list-item>
            </text:list>
            <text:p text:style-name="P23">Assignment <text:span text:style-name="T15">3</text:span>: <text:span text:style-name="T6">(Group Plan) Plan and present a level concept for the group project.</text:span></text:p>
            <text:p text:style-name="P23">Due: <text:span text:style-name="T6">Session 4</text:span></text:p>
          </table:table-cell>
        </table:table-row>
        <text:soft-page-break/>
        <table:table-row>
          <table:table-cell table:style-name="Table2.A2" office:value-type="string">
            <text:p text:style-name="P34">Session 4</text:p>
          </table:table-cell>
          <table:table-cell table:style-name="Table2.B2" office:value-type="string">
            <text:p text:style-name="P14">Lecture/Lab: <text:span text:style-name="T7">Advanced UE4 materials.</text:span></text:p>
            <text:list xml:id="list114532094612468" text:continue-list="list114533655236185" text:style-name="L4">
              <text:list-item>
                <text:p text:style-name="P68">Group project concept presentation.</text:p>
              </text:list-item>
              <text:list-item>
                <text:p text:style-name="P68">Creating an advanced UE4 material node network.</text:p>
              </text:list-item>
              <text:list-item>
                <text:p text:style-name="P68">Parent material creation and instancing.</text:p>
              </text:list-item>
              <text:list-item>
                <text:p text:style-name="P68">Normal and specular maps. </text:p>
              </text:list-item>
              <text:list-item>
                <text:p text:style-name="P68">Group project lab time.</text:p>
              </text:list-item>
            </text:list>
            <text:p text:style-name="P19">Activities:</text:p>
            <text:list xml:id="list114532200821440" text:continue-list="list4248608671367516000" text:style-name="L8">
              <text:list-item>
                <text:p text:style-name="P69">Students create a complex shader network that can be used toward the assignment.</text:p>
              </text:list-item>
            </text:list>
            <text:p text:style-name="P28">Assignment &amp; Review:</text:p>
            <text:list xml:id="list114533030049874" text:continue-list="list114531930090006" text:style-name="L7">
              <text:list-item>
                <text:p text:style-name="P70">Review group project presentation.</text:p>
              </text:list-item>
            </text:list>
            <text:p text:style-name="P23">Homework:</text:p>
            <text:list xml:id="list4333222744210320095" text:style-name="L10">
              <text:list-item>
                <text:p text:style-name="P71">Students continue to work toward the completion of group assignment.</text:p>
              </text:list-item>
            </text:list>
            <text:p text:style-name="P23">Assignment <text:span text:style-name="T16">4</text:span>: <text:span text:style-name="T7">(Group Level) Complete modelling and texture work for group project.</text:span></text:p>
            <text:p text:style-name="P23">Due: <text:span text:style-name="T7">Session 6</text:span></text:p>
          </table:table-cell>
        </table:table-row>
        <table:table-row>
          <table:table-cell table:style-name="Table2.A2" office:value-type="string">
            <text:p text:style-name="P34">Session 5</text:p>
          </table:table-cell>
          <table:table-cell table:style-name="Table2.B2" office:value-type="string">
            <text:p text:style-name="P14">Lecture/Lab: <text:span text:style-name="T7">Group project review.</text:span></text:p>
            <text:list xml:id="list114532524240364" text:continue-list="list114532094612468" text:style-name="L4">
              <text:list-item>
                <text:p text:style-name="P68">Debugging techniques.</text:p>
              </text:list-item>
              <text:list-item>
                <text:p text:style-name="P68">Textures, lighting and collision optimization.</text:p>
              </text:list-item>
              <text:list-item>
                <text:p text:style-name="P68">Cull distance and level streaming techniques.</text:p>
              </text:list-item>
              <text:list-item>
                <text:p text:style-name="P68">Group project lab time.</text:p>
              </text:list-item>
            </text:list>
            <text:p text:style-name="P19">Activities:</text:p>
            <text:list xml:id="list114533816027434" text:continue-list="list114532200821440" text:style-name="L8">
              <text:list-item>
                <text:p text:style-name="P72">In-class group project workshop.</text:p>
              </text:list-item>
            </text:list>
            <text:p text:style-name="P29">Assignment &amp; Review:</text:p>
            <text:list xml:id="list114533092738753" text:continue-list="list114533030049874" text:style-name="L7">
              <text:list-item>
                <text:p text:style-name="P73">Review of progress of the group project.</text:p>
              </text:list-item>
            </text:list>
            <text:p text:style-name="P23">Homework:</text:p>
            <text:list xml:id="list2641070000115238630" text:style-name="L11">
              <text:list-item>
                <text:p text:style-name="P74">Complete group project assignment.</text:p>
              </text:list-item>
            </text:list>
            <text:p text:style-name="P23">Due: <text:span text:style-name="T8">Session 6</text:span></text:p>
          </table:table-cell>
        </table:table-row>
        <table:table-row>
          <table:table-cell table:style-name="Table2.A2" office:value-type="string">
            <text:p text:style-name="P35">Session 6 </text:p>
          </table:table-cell>
          <table:table-cell table:style-name="Table2.B2" office:value-type="string">
            <text:p text:style-name="P14">Lecture/Lab: <text:span text:style-name="T8">Group project feedback and introduction to Unity3d</text:span></text:p>
            <text:list xml:id="list114532059062864" text:continue-list="list114532524240364" text:style-name="L4">
              <text:list-item>
                <text:p text:style-name="P75">Group project presentation.</text:p>
              </text:list-item>
              <text:list-item>
                <text:p text:style-name="P75">Introduction to basic Unity3d features.</text:p>
              </text:list-item>
              <text:list-item>
                <text:p text:style-name="P75">Importing assets into Unity3d.</text:p>
              </text:list-item>
              <text:list-item>
                <text:p text:style-name="P75">Introduction to Unity3d scripting.</text:p>
              </text:list-item>
            </text:list>
            <text:p text:style-name="P19">Activities:</text:p>
            <text:list xml:id="list114531974225276" text:continue-list="list114533816027434" text:style-name="L8">
              <text:list-item>
                <text:p text:style-name="P72">Discussion and reflection on the group project.</text:p>
              </text:list-item>
              <text:list-item>
                <text:p text:style-name="P72">Importing and configuring a mesh asset in Unity3d.</text:p>
              </text:list-item>
              <text:list-item>
                <text:p text:style-name="P72">Creating basic materials in Unity3d.</text:p>
              </text:list-item>
              <text:list-item>
                <text:p text:style-name="P72">Creation and application of a C# script in Unity3d. </text:p>
              </text:list-item>
            </text:list>
            <text:p text:style-name="P28">Assignment &amp; Review:</text:p>
            <text:list xml:id="list114532149007145" text:continue-list="list114533092738753" text:style-name="L7">
              <text:list-item>
                <text:p text:style-name="P73">Review group project assignment.</text:p>
              </text:list-item>
              <text:list-item>
                <text:p text:style-name="P73">Unity3d scripting <text:span text:style-name="T21">assignment.</text:span></text:p>
              </text:list-item>
            </text:list>
            <text:p text:style-name="P23">Homework:</text:p>
            <text:list xml:id="list5565099528406970059" text:style-name="L12">
              <text:list-item>
                <text:p text:style-name="P76">Create a simple movement script in Unity3d. Using C# students will create a simple script that allows the player to navigate a 3d environment.</text:p>
              </text:list-item>
            </text:list>
            <text:p text:style-name="P23">Assignment <text:span text:style-name="T16">5</text:span>: <text:s/><text:span text:style-name="T9">(Unity Script) Create a simple player movement script in Unity3d.</text:span></text:p>
            <text:p text:style-name="P23">Due: <text:span text:style-name="T9">Session 7</text:span></text:p>
          </table:table-cell>
        </table:table-row>
      </table:table>
      <text:p text:style-name="Text_20_body"/>
      <table:table table:name="Table5" table:style-name="Table5">
        <table:table-column table:style-name="Table5.A"/>
        <table:table-column table:style-name="Table5.B"/>
        <text:soft-page-break/>
        <table:table-row>
          <table:table-cell table:style-name="Table5.A1" office:value-type="string">
            <text:p text:style-name="P36">Session 7</text:p>
          </table:table-cell>
          <table:table-cell table:style-name="Table5.B1" office:value-type="string">
            <text:p text:style-name="P15">Lecture/Lab: <text:span text:style-name="T10">Unity Workflow</text:span></text:p>
            <text:list xml:id="list114532749368169" text:continue-list="list114532059062864" text:style-name="L4">
              <text:list-item>
                <text:p text:style-name="P77">Importing 3d assets from Maya.</text:p>
              </text:list-item>
              <text:list-item>
                <text:p text:style-name="P77">Creating modular game environments.</text:p>
              </text:list-item>
              <text:list-item>
                <text:p text:style-name="P77">Adding and configuring collision meshes.</text:p>
              </text:list-item>
              <text:list-item>
                <text:p text:style-name="P77">Creating and using activation triggers.</text:p>
              </text:list-item>
              <text:list-item>
                <text:p text:style-name="P77">Compiling a stand alone executable.</text:p>
              </text:list-item>
            </text:list>
            <text:p text:style-name="P20">Activities:</text:p>
            <text:list xml:id="list839687811336980775" text:style-name="L13">
              <text:list-item>
                <text:p text:style-name="P78">In-class: Modular level design exercise.</text:p>
              </text:list-item>
              <text:list-item>
                <text:p text:style-name="P78">Unity3d level assignment.</text:p>
              </text:list-item>
            </text:list>
            <text:p text:style-name="P30">Assignment &amp; Review:</text:p>
            <text:list xml:id="list1828537848150000763" text:style-name="L14">
              <text:list-item>
                <text:p text:style-name="P79">Review topics and assignments covered in previous session.</text:p>
              </text:list-item>
            </text:list>
            <text:p text:style-name="P24">Homework:</text:p>
            <text:list xml:id="list8312319149077846212" text:style-name="L15">
              <text:list-item>
                <text:p text:style-name="P80">Unity3d level assignment.</text:p>
              </text:list-item>
            </text:list>
            <text:p text:style-name="P24">Assignment <text:span text:style-name="T17">6</text:span>: <text:span text:style-name="T10">(Unity Level) Create a corridor level following a strict budget of polygons and textures.</text:span></text:p>
            <text:p text:style-name="P24">Due: <text:span text:style-name="T10">Session 8</text:span></text:p>
          </table:table-cell>
        </table:table-row>
        <table:table-row>
          <table:table-cell table:style-name="Table5.A2" office:value-type="string">
            <text:p text:style-name="P37">Session 8</text:p>
          </table:table-cell>
          <table:table-cell table:style-name="Table5.B2" office:value-type="string">
            <text:p text:style-name="P16">Lecture/Lab: <text:span text:style-name="T11">Final project planning</text:span></text:p>
            <text:list xml:id="list114533121321069" text:continue-list="list114532749368169" text:style-name="L4">
              <text:list-item>
                <text:p text:style-name="P81">Introduction to the final project.</text:p>
              </text:list-item>
              <text:list-item>
                <text:p text:style-name="P81">Group project brainstorming session.</text:p>
              </text:list-item>
              <text:list-item>
                <text:p text:style-name="P81">Review level design documentation criteria.</text:p>
              </text:list-item>
              <text:list-item>
                <text:p text:style-name="P81">Review 2d plan criteria.</text:p>
              </text:list-item>
            </text:list>
            <text:p text:style-name="P21">Activities:</text:p>
            <text:list xml:id="list4963912244322858583" text:style-name="L16">
              <text:list-item>
                <text:p text:style-name="P82">Project planning. Students begin planning their final project by drafting a level design document detailing the concept of their environments.</text:p>
              </text:list-item>
            </text:list>
            <text:p text:style-name="P31">Assignment &amp; Review:</text:p>
            <text:list xml:id="list7860685061235641139" text:style-name="L17">
              <text:list-item>
                <text:p text:style-name="P83">Review topics covered in the previous session.</text:p>
              </text:list-item>
              <text:list-item>
                <text:p text:style-name="P83">Review the marking criteria outlined for the project planning assignment. </text:p>
              </text:list-item>
            </text:list>
            <text:p text:style-name="P25">Homework:</text:p>
            <text:list xml:id="list3692633794422710810" text:style-name="L18">
              <text:list-item>
                <text:p text:style-name="P84">Project planning assignment. Create a concise level design document that details the features that will be highlighted in the final project. Presentation to be ready for the next class.</text:p>
              </text:list-item>
            </text:list>
            <text:p text:style-name="P25">Assignment <text:span text:style-name="T18">7</text:span>: <text:span text:style-name="T11">(Project Planning) Use knowledge base and concept reference to plan a level concept for the final project.</text:span></text:p>
            <text:p text:style-name="P25">Due: <text:span text:style-name="T11">Session 9</text:span></text:p>
          </table:table-cell>
        </table:table-row>
        <table:table-row>
          <table:table-cell table:style-name="Table5.A2" office:value-type="string">
            <text:p text:style-name="P38">Session 9</text:p>
          </table:table-cell>
          <table:table-cell table:style-name="Table5.B2" office:value-type="string">
            <text:p text:style-name="P17">Lecture/Lab: <text:span text:style-name="T11">Final project planning</text:span></text:p>
            <text:list xml:id="list114532903062197" text:continue-list="list114533121321069" text:style-name="L4">
              <text:list-item>
                <text:p text:style-name="P86">Final project proposal.</text:p>
              </text:list-item>
              <text:list-item>
                <text:p text:style-name="P86">3d block-in best practices.</text:p>
              </text:list-item>
              <text:list-item>
                <text:p text:style-name="P86">Common issues and workarounds.</text:p>
              </text:list-item>
              <text:list-item>
                <text:p text:style-name="P86">Unity3d GUI tutorial.</text:p>
              </text:list-item>
            </text:list>
            <text:p text:style-name="P20">Activities:</text:p>
            <text:list xml:id="list3224097514359754352" text:style-name="L19">
              <text:list-item>
                <text:p text:style-name="P87">Students follow along with Unity3d GUI element demonstration.</text:p>
              </text:list-item>
              <text:list-item>
                <text:p text:style-name="P87">Students will be able to work and get help starting their final projects.</text:p>
              </text:list-item>
            </text:list>
            <text:p text:style-name="P30">Assignment &amp; Review:</text:p>
            <text:list xml:id="list9043001032432882285" text:style-name="L20">
              <text:list-item>
                <text:p text:style-name="P85">Review topics covered in the previous session.</text:p>
              </text:list-item>
              <text:list-item>
                <text:p text:style-name="P89">Review final project presentation.</text:p>
              </text:list-item>
            </text:list>
            <text:p text:style-name="P24">Homework:</text:p>
            <text:list xml:id="list1711072294908676540" text:style-name="L21">
              <text:list-item>
                <text:p text:style-name="P90">Final project block-in models and textures to be completed for the next session.</text:p>
              </text:list-item>
            </text:list>
            <text:p text:style-name="P24">Assignment 1: <text:span text:style-name="T12">(Final Project) Completion of level block-in.</text:span></text:p>
            <text:p text:style-name="P24">Due: <text:span text:style-name="T12">Session 12</text:span></text:p>
          </table:table-cell>
        </table:table-row>
        <text:soft-page-break/>
        <table:table-row>
          <table:table-cell table:style-name="Table5.A2" office:value-type="string">
            <text:p text:style-name="P39">Session 10</text:p>
          </table:table-cell>
          <table:table-cell table:style-name="Table5.B2" office:value-type="string">
            <text:p text:style-name="P17">Lecture/Lab: <text:span text:style-name="T11">Final project </text:span><text:span text:style-name="T12">lab time</text:span></text:p>
            <text:list xml:id="list114532661618837" text:continue-list="list114532903062197" text:style-name="L4">
              <text:list-item>
                <text:p text:style-name="P86">Best practices for texture creation.</text:p>
              </text:list-item>
              <text:list-item>
                <text:p text:style-name="P86">Normal maps and awesome bump.</text:p>
              </text:list-item>
              <text:list-item>
                <text:p text:style-name="P86">Review specular map creation.</text:p>
              </text:list-item>
              <text:list-item>
                <text:p text:style-name="P86">Lighting best practices.</text:p>
              </text:list-item>
            </text:list>
            <text:p text:style-name="P20">Activities:</text:p>
            <text:list xml:id="list114534110388665" text:continue-list="list3224097514359754352" text:style-name="L19">
              <text:list-item>
                <text:p text:style-name="P87">Students will practice techniques for creating high quality normal and specular maps following in-class demonstration. </text:p>
              </text:list-item>
              <text:list-item>
                <text:p text:style-name="P87">Workshop time on final project. </text:p>
              </text:list-item>
            </text:list>
            <text:p text:style-name="P30">Assignment &amp; Review:</text:p>
            <text:list xml:id="list114533705325475" text:continue-list="list9043001032432882285" text:style-name="L20">
              <text:list-item>
                <text:p text:style-name="P89">Review best practices for texture creation.</text:p>
              </text:list-item>
              <text:list-item>
                <text:p text:style-name="P89">Review block-in progress of the final project.</text:p>
              </text:list-item>
            </text:list>
            <text:p text:style-name="P24">Homework:</text:p>
            <text:list xml:id="list2219317810888233255" text:style-name="L22">
              <text:list-item>
                <text:p text:style-name="P91">Final project modelling and texture task.</text:p>
              </text:list-item>
            </text:list>
            <text:p text:style-name="P26">Assignment 1: <text:span text:style-name="T13">(</text:span><text:span text:style-name="T12">Final Project) </text:span><text:span text:style-name="T13">Complete first pass modelling and textures for final project. </text:span></text:p>
            <text:p text:style-name="P24">Due: <text:span text:style-name="T13">Session 12</text:span></text:p>
          </table:table-cell>
        </table:table-row>
        <table:table-row>
          <table:table-cell table:style-name="Table5.A2" office:value-type="string">
            <text:p text:style-name="P39">Session 11</text:p>
          </table:table-cell>
          <table:table-cell table:style-name="Table5.B2" office:value-type="string">
            <text:p text:style-name="P18">Lecture/Lab: <text:span text:style-name="T11">Final project </text:span><text:span text:style-name="T12">lab time</text:span></text:p>
            <text:list xml:id="list114533836490683" text:continue-list="list114532661618837" text:style-name="L4">
              <text:list-item>
                <text:p text:style-name="P92">Debugging techniques.</text:p>
              </text:list-item>
              <text:list-item>
                <text:p text:style-name="P92">Camera setup and configuration.</text:p>
              </text:list-item>
              <text:list-item>
                <text:p text:style-name="P92">Review of final project progress.</text:p>
              </text:list-item>
            </text:list>
            <text:p text:style-name="P20">Activities:</text:p>
            <text:list xml:id="list114533141377863" text:continue-list="list114534110388665" text:style-name="L19">
              <text:list-item>
                <text:p text:style-name="P88">Workshop time on final project. </text:p>
              </text:list-item>
            </text:list>
            <text:p text:style-name="P30">Assignment &amp; Review:</text:p>
            <text:list xml:id="list114533390365522" text:continue-list="list114533705325475" text:style-name="L20">
              <text:list-item>
                <text:p text:style-name="P93">Review of final project progress.</text:p>
              </text:list-item>
            </text:list>
            <text:p text:style-name="P24">Homework: <text:span text:style-name="T13">Implement any feedback or changes into final project. </text:span></text:p>
            <text:p text:style-name="P24">Assignment 1: <text:span text:style-name="T19">(</text:span><text:span text:style-name="T13">Final Project) Completion of final project.</text:span></text:p>
            <text:p text:style-name="P24">Due: <text:span text:style-name="T13">Session 12</text:span></text:p>
          </table:table-cell>
        </table:table-row>
        <table:table-row>
          <table:table-cell table:style-name="Table5.A2" office:value-type="string">
            <text:p text:style-name="P39">Session 12</text:p>
          </table:table-cell>
          <table:table-cell table:style-name="Table5.B2" office:value-type="string">
            <text:p text:style-name="P18">Lecture/Lab: <text:span text:style-name="T13">Final project review</text:span></text:p>
            <text:list xml:id="list114532359320764" text:continue-list="list114533836490683" text:style-name="L4">
              <text:list-item>
                <text:p text:style-name="P92">Review of final project assignment.</text:p>
              </text:list-item>
              <text:list-item>
                <text:p text:style-name="P92">Student showcase of completed project.</text:p>
              </text:list-item>
              <text:list-item>
                <text:p text:style-name="P92">Student feedback and critique.</text:p>
              </text:list-item>
            </text:list>
            <text:p text:style-name="P22">Activities:</text:p>
            <text:list xml:id="list6233495805150732780" text:style-name="L23">
              <text:list-item>
                <text:p text:style-name="P94">Students demonstrate their completed project to the class and provide feedback and critique to their peers. </text:p>
              </text:list-item>
            </text:list>
            <text:p text:style-name="P32">Assignment &amp; Review:</text:p>
            <text:list xml:id="list5662346625666514903" text:style-name="L24">
              <text:list-item>
                <text:p text:style-name="P95">Review final project assignment.</text:p>
              </text:list-item>
            </text:list>
          </table:table-cell>
        </table:table-row>
      </table:table>
      <text:p text:style-name="P6"/>
      <text:p text:style-name="P6"/>
      <text:p text:style-name="P6"/>
      <text:p text:style-name="P6"/>
      <text:p text:style-name="P6"/>
      <text:p text:style-name="P6"/>
      <text:p text:style-name="P7">`</text:p>
      <table:table table:name="Table3" table:style-name="Table3">
        <table:table-column table:style-name="Table3.A"/>
        <table:table-column table:style-name="Table3.B"/>
        <text:soft-page-break/>
        <table:table-row>
          <table:table-cell table:style-name="Table3.A1" office:value-type="string">
            <text:p text:style-name="P41">Assessment:</text:p>
          </table:table-cell>
          <table:table-cell table:style-name="Table3.B1" office:value-type="string">
            <table:table table:name="Table4" table:style-name="Table4">
              <table:table-column table:style-name="Table4.A"/>
              <table:table-column table:style-name="Table4.B"/>
              <table:table-row>
                <table:table-cell table:style-name="Table4.A1" office:value-type="string">
                  <text:p text:style-name="P41">Assignment</text:p>
                </table:table-cell>
                <table:table-cell table:style-name="Table4.B1" office:value-type="string">
                  <text:p text:style-name="P41">Value</text:p>
                </table:table-cell>
              </table:table-row>
              <table:table-row>
                <table:table-cell table:style-name="Table4.A2" office:value-type="string">
                  <text:p text:style-name="P43">Assignment 1 Level Analysis</text:p>
                </table:table-cell>
                <table:table-cell table:style-name="Table4.B2" office:value-type="string">
                  <text:p text:style-name="P11">10%</text:p>
                </table:table-cell>
              </table:table-row>
              <table:table-row>
                <table:table-cell table:style-name="Table4.A2" office:value-type="string">
                  <text:p text:style-name="P11">Assignment 2 UE4 Blueprints</text:p>
                </table:table-cell>
                <table:table-cell table:style-name="Table4.B2" office:value-type="string">
                  <text:p text:style-name="P11">10%</text:p>
                </table:table-cell>
              </table:table-row>
              <table:table-row>
                <table:table-cell table:style-name="Table4.A2" office:value-type="string">
                  <text:p text:style-name="P11">Assignment 3 Group Plan</text:p>
                </table:table-cell>
                <table:table-cell table:style-name="Table4.B2" office:value-type="string">
                  <text:p text:style-name="P11">10%</text:p>
                </table:table-cell>
              </table:table-row>
              <table:table-row>
                <table:table-cell table:style-name="Table4.A2" office:value-type="string">
                  <text:p text:style-name="P11">Assignment 4 Group Level</text:p>
                </table:table-cell>
                <table:table-cell table:style-name="Table4.B2" office:value-type="string">
                  <text:p text:style-name="P11">10%</text:p>
                </table:table-cell>
              </table:table-row>
              <table:table-row>
                <table:table-cell table:style-name="Table4.A2" office:value-type="string">
                  <text:p text:style-name="P11">Assignment 5 Unity Script</text:p>
                </table:table-cell>
                <table:table-cell table:style-name="Table4.B2" office:value-type="string">
                  <text:p text:style-name="P11">10%</text:p>
                </table:table-cell>
              </table:table-row>
              <table:table-row>
                <table:table-cell table:style-name="Table4.A2" office:value-type="string">
                  <text:p text:style-name="P11">Assignment 6 Unity Level</text:p>
                </table:table-cell>
                <table:table-cell table:style-name="Table4.B2" office:value-type="string">
                  <text:p text:style-name="P11">10%</text:p>
                </table:table-cell>
              </table:table-row>
              <table:table-row>
                <table:table-cell table:style-name="Table4.A2" office:value-type="string">
                  <text:p text:style-name="P11">Assignment 7 Project Planning</text:p>
                </table:table-cell>
                <table:table-cell table:style-name="Table4.B2" office:value-type="string">
                  <text:p text:style-name="P11">10%</text:p>
                </table:table-cell>
              </table:table-row>
              <table:table-row>
                <table:table-cell table:style-name="Table4.A2" office:value-type="string">
                  <text:p text:style-name="P11">Final Project</text:p>
                </table:table-cell>
                <table:table-cell table:style-name="Table4.B2" office:value-type="string">
                  <text:p text:style-name="P11">30%</text:p>
                </table:table-cell>
              </table:table-row>
              <table:table-row>
                <table:table-cell table:style-name="Table4.A2" office:value-type="string">
                  <text:p text:style-name="P41">Total</text:p>
                </table:table-cell>
                <table:table-cell table:style-name="Table4.B2" office:value-type="string">
                  <text:p text:style-name="P41">100%</text:p>
                </table:table-cell>
              </table:table-row>
            </table:table>
            <text:p text:style-name="P8"/>
            <text:p text:style-name="P40">A final grade of 65% is required to pass this course.</text:p>
          </table:table-cell>
        </table:table-row>
        <table:table-row>
          <table:table-cell table:style-name="Table3.A2" office:value-type="string">
            <text:p text:style-name="P42">Attendance Expectation<text:span text:style-name="T20">s:</text:span></text:p>
          </table:table-cell>
          <table:table-cell table:style-name="Table3.B2" office:value-type="string">
            <text:p text:style-name="P44">Students are expected to attend every class, arriving on time, returning from breaks promptly and remaining until class is dismissed. Absences are permitted only for medical reasons and must be supported by a doctors note. See the School’s attendance policy. </text:p>
          </table:table-cell>
        </table:table-row>
        <table:table-row>
          <table:table-cell table:style-name="Table3.A2" office:value-type="string">
            <text:p text:style-name="P39">Dress Expectations:</text:p>
          </table:table-cell>
          <table:table-cell table:style-name="Table3.B2" office:value-type="string">
            <text:p text:style-name="P44">Students are to dress appropriately and must be in accordance with the School’s dress code policy. </text:p>
          </table:table-cell>
        </table:table-row>
        <table:table-row>
          <table:table-cell table:style-name="Table3.A2" office:value-type="string">
            <text:p text:style-name="P39">Generic Skills:</text:p>
          </table:table-cell>
          <table:table-cell table:style-name="Table3.B2" office:value-type="string">
            <text:p text:style-name="P44">The School is committed to ensuring that students have the full range of knowledge and skills for full participation in all aspects of their lives, including skills enabling them to be life-long learners. To ensure graduates have this <text:span text:style-name="T25">preparation</text:span>, such generic skills as literacy and numeric, computer, interpersonal communications and critical thinking skills will be embedded in courses. </text:p>
          </table:table-cell>
        </table:table-row>
        <table:table-row>
          <table:table-cell table:style-name="Table3.A2" office:value-type="string">
            <text:p text:style-name="P39">Course Change:</text:p>
          </table:table-cell>
          <table:table-cell table:style-name="Table3.B2" office:value-type="string">
            <text:p text:style-name="P44">Information contained in this course outline is correct at the time of publication. Content of the courses is revised on an ongoing basis to ensure relevance to changing education, employment and marketing needs. Course outlines are subject to change. Program timetables may also be revised.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44bfe"/>
    </style:style>
    <style:page-layout style:name="Mpm1">
      <style:page-layout-properties fo:page-width="8.5in" fo:page-height="11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text:page-number> <text:tab/><text:span text:style-name="MT1">GA502 – Level Design II – VCAD<text:tab/>October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8:37:34.985038729</meta:creation-date>
    <dc:date>2016-10-05T11:45:31.810298000</dc:date>
    <meta:editing-duration>PT4H29M33S</meta:editing-duration>
    <meta:editing-cycles>27</meta:editing-cycles>
    <meta:generator>LibreOffice_Vanilla/5.2.1.4$MacOSX_X86_64 LibreOffice_project/e145cf15d1b452e575867b990095d176cf53383c</meta:generator>
    <meta:document-statistic meta:table-count="5" meta:image-count="0" meta:object-count="0" meta:page-count="6" meta:paragraph-count="239" meta:word-count="1603" meta:character-count="10335" meta:non-whitespace-character-count="9052"/>
  </office:meta>
</office:document-meta>
</file>